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HttpRequestHandler.getWebSock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HttpRequestHandler.SockJsHttpRequestHandler( SockJsService sockJsService , WebSocketHandler webSocke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HttpRequestHandler.setServletContex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JsHttpRequestHandler.getSockJ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HttpRequestHandle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HttpRequestHandler.getSockJsPath( HttpServletRequest servlet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JsHttpRequestHandl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HttpRequestHandler.handleRequest( HttpServletRequest servletRequest , HttpServletResponse servlet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ckJsHttpRequestHandl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HttpRequestHandler.getCorsConfiguration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